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m3904 calculato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sign Requirement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fsw</text:p>
          </table:table-cell>
          <table:table-cell office:value-type="float" office:value="525000" calcext:value-type="float">
            <text:p>5250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switching freq</text:p>
          </table:table-cell>
          <table:table-cell/>
        </table:table-row>
        <table:table-row table:style-name="ro1">
          <table:table-cell office:value-type="string" calcext:value-type="string">
            <text:p>Vin 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Voltage</text:p>
          </table:table-cell>
          <table:table-cell/>
        </table:table-row>
        <table:table-row table:style-name="ro1">
          <table:table-cell office:value-type="string" calcext:value-type="string">
            <text:p>V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Voltage</text:p>
          </table:table-cell>
          <table:table-cell/>
        </table:table-row>
        <table:table-row table:style-name="ro1">
          <table:table-cell office:value-type="string" calcext:value-type="string">
            <text:p>I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D current</text:p>
          </table:table-cell>
          <table:table-cell/>
        </table:table-row>
        <table:table-row table:style-name="ro1">
          <table:table-cell table:style-name="ce1" office:value-type="string" calcext:value-type="string">
            <text:p>Δiled-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D ripple current</text:p>
          </table:table-cell>
          <table:table-cell/>
        </table:table-row>
        <table:table-row table:style-name="ro1">
          <table:table-cell table:style-name="ce1" office:value-type="string" calcext:value-type="string">
            <text:p>Δvin-p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ripple voltage</text:p>
          </table:table-cell>
          <table:table-cell/>
        </table:table-row>
        <table:table-row table:style-name="ro1">
          <table:table-cell office:value-type="string" calcext:value-type="string">
            <text:p>Vturn-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urn-on voltage</text:p>
          </table:table-cell>
          <table:table-cell/>
        </table:table-row>
        <table:table-row table:style-name="ro1">
          <table:table-cell office:value-type="string" calcext:value-type="string">
            <text:p>Vhys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ysterysis voltage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efficiency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ominal Switching Frequen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ff</text:p>
          </table:table-cell>
          <table:table-cell office:value-type="float" office:value="0.00000000047" calcext:value-type="float">
            <text:p>4.7E-0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ff_desired</text:p>
          </table:table-cell>
          <table:table-cell table:formula="of:=-(1-([.B7]/([.B13]*[.B6])))/(([.B17]+0.00000000002)*[.B5]*LN(1-(1.24/[.B7])))" office:value-type="float" office:value="8683.49131855555" calcext:value-type="float">
            <text:p>8683.4913185556</text:p>
          </table:table-cell>
          <table:table-cell table:style-name="ce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ff_actual</text:p>
          </table:table-cell>
          <table:table-cell office:value-type="float" office:value="8660" calcext:value-type="float">
            <text:p>8660</text:p>
          </table:table-cell>
          <table:table-cell table:style-name="ce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f</text:p>
          </table:table-cell>
          <table:table-cell table:formula="of:=-([.B17]+0.00000000002)*[.B19]*LN(1-(1.24/[.B7]))" office:value-type="float" office:value="0.000000714667706305369" calcext:value-type="float">
            <text:p>7.14667706305369E-0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w_actaul</text:p>
          </table:table-cell>
          <table:table-cell table:formula="of:=(1-([.B7]/([.B13]*[.B6])))/[.B20]" office:value-type="float" office:value="526424.127279638" calcext:value-type="float">
            <text:p>526424.127279638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-0.76754" calcext:value-type="float">
            <text:p>-0.7675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table:formula="of:=[.B7]*[.B20]/[.B9]" office:value-type="float" office:value="0.00000571734165044295" calcext:value-type="float">
            <text:p>5.71734165044295E-006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_actual</text:p>
          </table:table-cell>
          <table:table-cell table:style-name="ce2" office:value-type="float" office:value="0.000006" calcext:value-type="float">
            <text:p>6.00E-006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Δiled-pp_actual</text:p>
          </table:table-cell>
          <table:table-cell table:style-name="ce2" table:formula="of:=[.B7]*[.B20]/[.B23]" office:value-type="float" office:value="0.952890275073826" calcext:value-type="float">
            <text:p>9.53E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max</text:p>
          </table:table-cell>
          <table:table-cell table:formula="of:=[.B8]+([.B24]/2)" office:value-type="float" office:value="4.47644513753691" calcext:value-type="float">
            <text:p>4.4764451375</text:p>
          </table:table-cell>
          <table:table-cell office:value-type="string" calcext:value-type="string">
            <text:p>A</text:p>
          </table:table-cell>
          <table:table-cell/>
          <table:table-cell table:formula="of:=(1-(35/(0.95*48)))/0.00000044" office:value-type="float" office:value="528309.409888357" calcext:value-type="float">
            <text:p>528309.409888357</text:p>
          </table:table-cell>
        </table:table-row>
        <table:table-row table:style-name="ro1">
          <table:table-cell office:value-type="string" calcext:value-type="string">
            <text:p>Rsns</text:p>
          </table:table-cell>
          <table:table-cell table:formula="of:=1.24/(5*[.B25])" office:value-type="float" office:value="0.0554011034158363" calcext:value-type="float">
            <text:p>0.0554011034</text:p>
          </table:table-cell>
          <table:table-cell table:style-name="ce1" office:value-type="string" calcext:value-type="string">
            <text:p>Ω</text:p>
          </table:table-cell>
          <table:table-cell/>
          <table:table-cell table:formula="of:=(1-([.B7]/(0.95*[.B6])))/[.B20]" office:value-type="float" office:value="526424.127279638" calcext:value-type="float">
            <text:p>526424.127279638</text:p>
          </table:table-cell>
        </table:table-row>
        <table:table-row table:style-name="ro1">
          <table:table-cell office:value-type="string" calcext:value-type="string">
            <text:p>Rsns_actual</text:p>
          </table:table-cell>
          <table:table-cell office:value-type="float" office:value="0.056" calcext:value-type="float">
            <text:p>0.056</text:p>
          </table:table-cell>
          <table:table-cell table:style-name="ce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ed_actual</text:p>
          </table:table-cell>
          <table:table-cell table:formula="of:=(1.24/(5*[.B27]))-([.B24]/2)" office:value-type="float" office:value="3.95212629103451" calcext:value-type="float">
            <text:p>3.9521262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04:00.898000000</meta:creation-date>
    <dc:date>2017-01-29T08:45:48.964000000</dc:date>
    <meta:editing-duration>PT10H16M9S</meta:editing-duration>
    <meta:editing-cycles>1</meta:editing-cycles>
    <meta:document-statistic meta:table-count="1" meta:cell-count="79" meta:object-count="0"/>
    <meta:generator>LibreOffice/4.4.3.2$Windows_x86 LibreOffice_project/88805f81e9fe61362df02b9941de8e38a9b5fd16</meta:generator>
  </office:meta>
</office:document-meta>
</file>